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76260BE237A2FD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49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476260BE237A2FD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betrayed arrested</text:span></text:p>
            <text:p text:style-name="P3"><text:span text:style-name="T2">(John 18:1-1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5:08.498000000</dc:date>
    <meta:editing-duration>PT2H24M2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